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D0D0D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="thin solid #D0D0D0" style:vertical-align="middle" style:repeat-content="false"/>
      <style:paragraph-properties fo:text-align="center"/>
      <style:map style:condition="of:cell-content()&gt;0" style:apply-style-name="cf2"/>
      <style:map style:condition="of:cell-content()=1" style:apply-style-name="cf2"/>
      <style:map style:condition="of:cell-content()=1" style:apply-style-name="cf2"/>
    </style:style>
    <style:style style:name="ce4" style:family="table-cell" style:parent-style-name="Default" style:data-style-name="N0">
      <style:table-cell-properties fo:border="thin solid #D0D0D0" style:vertical-align="middle" style:repeat-content="false"/>
      <style:paragraph-properties fo:text-align="center"/>
      <style:map style:condition="of:cell-content()&gt;0" style:apply-style-name="cf2"/>
      <style:map style:condition="of:cell-content()=1" style:apply-style-name="cf2"/>
      <style:map style:condition="of:cell-content()=1" style:apply-style-name="cf2"/>
    </style:style>
    <style:style style:name="ce5" style:family="table-cell" style:parent-style-name="Default" style:data-style-name="N0">
      <style:table-cell-properties fo:border="thin solid #D0D0D0" style:vertical-align="middle" style:repeat-content="false"/>
      <style:paragraph-properties fo:text-align="center"/>
      <style:map style:condition="of:cell-content()&gt;0" style:apply-style-name="cf2"/>
      <style:map style:condition="of:cell-content()=1" style:apply-style-name="cf2"/>
      <style:map style:condition="of:cell-content()=1" style:apply-style-name="cf2"/>
    </style:style>
    <style:style style:name="ce6" style:family="table-cell" style:parent-style-name="Default" style:data-style-name="N0">
      <style:table-cell-properties fo:border="thin solid #D0D0D0" style:vertical-align="middle" style:repeat-content="false"/>
      <style:paragraph-properties fo:text-align="center"/>
      <style:map style:condition="of:cell-content()&gt;0" style:apply-style-name="cf2"/>
      <style:map style:condition="of:cell-content()=1" style:apply-style-name="cf2"/>
      <style:map style:condition="of:cell-content()=1" style:apply-style-name="cf2"/>
    </style:style>
    <style:style style:name="ce7" style:family="table-cell" style:parent-style-name="Default" style:data-style-name="N0">
      <style:table-cell-properties fo:border="thin solid #D0D0D0" style:vertical-align="middle" style:repeat-content="false"/>
      <style:paragraph-properties fo:text-align="center"/>
      <style:map style:condition="of:cell-content()&gt;0" style:apply-style-name="cf2"/>
      <style:map style:condition="of:cell-content()=1" style:apply-style-name="cf2"/>
      <style:map style:condition="of:cell-content()=1" style:apply-style-name="cf2"/>
    </style:style>
    <style:style style:name="ce8" style:family="table-cell" style:parent-style-name="Default" style:data-style-name="N0">
      <style:table-cell-properties fo:border="thin solid #D0D0D0" style:vertical-align="middle" style:repeat-content="false"/>
      <style:paragraph-properties fo:text-align="center"/>
      <style:map style:condition="of:cell-content()&gt;0" style:apply-style-name="cf2"/>
      <style:map style:condition="of:cell-content()=1" style:apply-style-name="cf2"/>
      <style:map style:condition="of:cell-content()=1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2"/>
        </table:table-row>
        <table:table-row table:number-rows-repeated="19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2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2"/>
        </table:table-row>
        <table:table-row table:number-rows-repeated="1048552" table:style-name="ro1">
          <table:table-cell table:number-columns-repeated="16384"/>
        </table:table-row>
      </table:table>
      <table:table table:name="Tutorial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number-rows-repeated="2"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number-rows-repeated="2"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number-rows-repeated="2"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Johnrey Bacal</meta:initial-creator>
    <dc:creator>Johnrey Bacal</dc:creator>
    <meta:creation-date>2026-02-18T13:12:49Z</meta:creation-date>
    <dc:date>2026-02-18T14:09:17Z</dc:date>
  </office:meta>
</office:document-meta>
</file>